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 style:data-style-name="N10"/>
    <style:style style:name="ce2" style:family="table-cell" style:parent-style-name="Default" style:data-style-name="N11"/>
    <style:style style:name="ce3" style:family="table-cell" style:parent-style-name="Default" style:data-style-name="N123"/>
    <style:style style:name="ce4" style:family="table-cell" style:parent-style-name="Default" style:data-style-name="N103"/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01"/>
    <style:style style:name="ce6" style:family="table-cell" style:parent-style-name="Default" style:data-style-name="N10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percentage" office:value="0.1" calcext:value-type="percentage">
            <text:p>10%</text:p>
          </table:table-cell>
          <table:table-cell table:style-name="ce1"/>
          <table:table-cell/>
        </table:table-row>
        <table:table-row table:style-name="ro1">
          <table:table-cell table:style-name="ce2" office:value-type="percentage" office:value="0.1" calcext:value-type="percentage">
            <text:p>10.00%</text:p>
          </table:table-cell>
          <table:table-cell table:style-name="ce2"/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currency" office:currency="EUR" office:value="10" calcext:value-type="currency">
            <text:p>€ 10.00</text:p>
          </table:table-cell>
          <table:table-cell table:style-name="ce5" office:value-type="currency" office:currency="USD" office:value="10" calcext:value-type="currency">
            <text:p>$10</text:p>
          </table:table-cell>
          <table:table-cell table:style-name="ce3" office:value-type="currency" office:currency="EUR" office:value="10.12" calcext:value-type="currency">
            <text:p>€ 10.12</text:p>
          </table:table-cell>
        </table:table-row>
        <table:table-row table:style-name="ro1">
          <table:table-cell table:style-name="ce4" office:value-type="currency" office:currency="USD" office:value="20" calcext:value-type="currency">
            <text:p>$20</text:p>
          </table:table-cell>
          <table:table-cell table:style-name="ce4"/>
          <table:table-cell table:style-name="ce6" office:value-type="currency" office:currency="USD" office:value="20.34" calcext:value-type="currency">
            <text:p>$20.34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his has <text:s text:c="3"/>4 spaces before and 2 after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only one aft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Test</text:span> with <text:span text:style-name="T2">DIFFERENT</text:span> styles     and multiple spaces: 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with new </text:p>
            <text:p>Lines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merged cells</text:p>
          </table:table-cell>
          <table:covered-table-cell/>
          <table:table-cell/>
        </table:table-row>
      </table:table>
      <table:table table:name="Second Sheet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 on second shee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/00/0000</text:date>, <text:time style:data-style-name="N2" text:time-value="17:55:23.1061866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8T12:48:16.814313000</meta:creation-date>
    <dc:date>2020-06-07T17:56:38.436859277</dc:date>
    <meta:editing-duration>PT7H5M59S</meta:editing-duration>
    <meta:editing-cycles>4</meta:editing-cycles>
    <meta:generator>LibreOffice/6.0.7.3$Linux_X86_64 LibreOffice_project/00m0$Build-3</meta:generator>
    <meta:document-statistic meta:table-count="2" meta:cell-count="13" meta:object-count="0"/>
  </office:meta>
</office:document-meta>
</file>